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6" style:family="table">
      <style:table-properties style:width="17cm" table:align="margins" style:writing-mode="lr-tb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style:font-size-asian="24.5pt" style:font-size-complex="28pt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 style:master-page-name="First_20_Page">
      <style:paragraph-properties fo:text-align="end" style:justify-single-word="false" style:page-number="auto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168759480" text:id="ct168759480">
          <text:insertion>
            <office:change-info>
              <dc:creator>Gauthier Bastien</dc:creator>
              <dc:date>2012-02-16T10:54:00</dc:date>
            </office:change-info>
          </text:insertion>
        </text:changed-region>
        <text:changed-region xml:id="ct168758944" text:id="ct168758944">
          <text:insertion>
            <office:change-info>
              <dc:creator>Gauthier Bastien</dc:creator>
              <dc:date>2012-02-16T10:22:00</dc:date>
            </office:change-info>
          </text:insertion>
        </text:changed-region>
        <text:changed-region xml:id="ct168759224" text:id="ct168759224">
          <text:insertion>
            <office:change-info>
              <dc:creator>Gauthier Bastien</dc:creator>
              <dc:date>2012-02-16T10:23:00</dc:date>
            </office:change-info>
          </text:insertion>
        </text:changed-region>
        <text:changed-region xml:id="ct168866008" text:id="ct168866008">
          <text:insertion>
            <office:change-info>
              <dc:creator>Gauthier Bastien</dc:creator>
              <dc:date>2012-02-16T10:36:00</dc:date>
            </office:change-info>
          </text:insertion>
        </text:changed-region>
        <text:changed-region xml:id="ct168862680" text:id="ct168862680">
          <text:insertion>
            <office:change-info>
              <dc:creator>Gauthier Bastien</dc:creator>
              <dc:date>2012-02-16T10:36:00</dc:date>
            </office:change-info>
          </text:insertion>
        </text:changed-region>
        <text:changed-region xml:id="ct168836688" text:id="ct168836688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68871960" text:id="ct168871960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68786040" text:id="ct168786040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68776616" text:id="ct168776616">
          <text:insertion>
            <office:change-info>
              <dc:creator>Gauthier Bastien</dc:creator>
              <dc:date>2012-02-16T10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date style:data-style-name="N36" text:date-value="2013-01-04T15:42:22.99">04/01/2013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AVIS</text:p>
      <text:p text:style-name="Standard"/>
      <text:p text:style-name="Standard"><text:tab/><text:tab/>Il est porté à la connaissance de la population qu'une réunion du Conseil communal se tiendra le <text:change-start text:change-id="ct168759480"/>self.utranslate("weekday_%s" % self.getDate().aDay().lower(), domain="plonelocales").lower()<text:change-end text:change-id="ct168759480"/> <text:change-start text:change-id="ct168758944"/>tool.formatDate(self.getDate(), withHour=True)<text:change-end text:change-id="ct168758944"/>, à l'Hôtel de Ville, Place Communale à La Louvière, <text:change-start text:change-id="ct168759224"/>self.getPlace()<text:change-end text:change-id="ct168759224"/>.</text:p>
      <text:p text:style-name="Standard"/>
      <text:p text:style-name="Standard"><text:tab/><text:tab/>L'ordre du jour de la <text:span text:style-name="T2">séance publique</text:span> est le suivant :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<text:span text:style-name="T1"><office:annotation><dc:creator>Gauthier Bastien</dc:creator><dc:date>2012-02-14T16:41:11</dc:date><text:p text:style-name="P6"><text:span text:style-name="T3">do row for item in self.adapted().getPrintableItems(itemUids, privacy='public'</text:span><text:span text:style-name="T4">, categories=self.getNormalCategories()</text:span><text:span text:style-name="T3">)</text:span></text:p></office:annotation></text:span><text:change-start text:change-id="ct168866008"/><text:span text:style-name="T1">item.getItemNumber(relativeTo='meeting')</text:span><text:change-end text:change-id="ct168866008"/><text:span text:style-name="T1">.<text:tab/></text:span><text:change-start text:change-id="ct168862680"/><text:span text:style-name="T1">item.Title()</text:span><text:change-end text:change-id="ct168862680"/></text:p>
            <text:p text:style-name="Standard"/>
          </table:table-cell>
        </table:table-row>
      </table:table>
      <text:p text:style-name="Standard"/>
      <text:p text:style-name="Standard"/>
      <text:p text:style-name="Standard">Nous vous prions d'agréer, Madame, Monsieur, l'expression de nos sentiments distingués,</text:p>
      <text:p text:style-name="Standard"/>
      <text:p text:style-name="Standard">Par le Collège 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"><text:change-start text:change-id="ct168836688"/>self.getSignatures().split('\n')[0]<text:change-end text:change-id="ct168836688"/></text:p>
          </table:table-cell>
          <table:table-cell table:style-name="Tableau6.A1" office:value-type="string">
            <text:p text:style-name="P2"><text:change-start text:change-id="ct168871960"/>self.getSignatures().split('\n')[2]<text:change-end text:change-id="ct168871960"/></text:p>
          </table:table-cell>
        </table:table-row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able:table-row>
          <table:table-cell table:style-name="Tableau6.A1" office:value-type="string">
            <text:p text:style-name="P2"><text:change-start text:change-id="ct168786040"/>self.getSignatures().split('\n')[1]<text:change-end text:change-id="ct168786040"/></text:p>
          </table:table-cell>
          <table:table-cell table:style-name="Tableau6.A1" office:value-type="string">
            <text:p text:style-name="P2"><text:change-start text:change-id="ct168776616"/>self.getSignatures().split('\n')[3]<text:change-end text:change-id="ct16877661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2-05-23T14:49:03</dc:date>
    <dc:creator>Gauthier Bastien</dc:creator>
    <meta:editing-duration>PT1H36M26S</meta:editing-duration>
    <meta:editing-cycles>39</meta:editing-cycles>
    <meta:generator>LibreOffice/3.5$Linux_x86 LibreOffice_project/350m1$Build-2</meta:generator>
    <meta:document-statistic meta:table-count="2" meta:image-count="0" meta:object-count="0" meta:page-count="1" meta:paragraph-count="12" meta:word-count="68" meta:character-count="676" meta:non-whitespace-character-count="615"/>
  </office:meta>
</office:document-meta>
</file>